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8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witter4J library in the project, develpoment of the connection process and modification of the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Development of the search-page's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date" office:date-value="2016-06-06" calcext:value-type="date" table:number-columns-spanned="1" table:number-rows-spanned="3">
            <text:p>06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Translation of the analysis part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6-12" calcext:value-type="date">
            <text:p>12.06.16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4" table:number-columns-repeated="1020"/>
        </table:table-row>
        <table:table-row table:style-name="ro1" table:number-rows-repeated="103">
          <table:table-cell table:style-name="ce3" table:number-columns-repeated="3"/>
          <table:table-cell table:style-name="ce16"/>
          <table:table-cell table:style-name="ce24"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.00.0000</text:date>, <text:time style:data-style-name="N2" text:time-value="17:50:41.440768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12T17:51:20.924423214</dc:date>
    <dc:creator>Miguel </dc:creator>
    <meta:editing-duration>P3DT14H47M34S</meta:editing-duration>
    <meta:editing-cycles>58</meta:editing-cycles>
    <meta:generator>LibreOffice/4.4.3.2$Linux_X86_64 LibreOffice_project/40m0$Build-2</meta:generator>
    <meta:document-statistic meta:table-count="1" meta:cell-count="169" meta:object-count="0"/>
  </office:meta>
</office:document-meta>
</file>